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2f3c" officeooo:paragraph-rsid="00182f3c"/>
    </style:style>
    <style:style style:name="P2" style:family="paragraph" style:parent-style-name="Standard">
      <style:paragraph-properties fo:text-align="start" style:justify-single-word="false"/>
      <style:text-properties officeooo:rsid="00182f3c" officeooo:paragraph-rsid="00182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16 (Props)</text:p>
      <text:p text:style-name="P1"/>
      <text:p text:style-name="P2"/>
      <text:p text:style-name="P2"/>
      <text:p text:style-name="P2">Props</text:p>
      <text:p text:style-name="P2"/>
      <text:p text:style-name="P2">What is Props ?</text:p>
      <text:p text:style-name="P2"/>
      <text:p text:style-name="P2">Props holo amra to aki data sob page e jodi dorkar hoy amra proti page e use kora aktu problem ty amra , Root file (app.vue) te data rekhe sokol page e call korte parbo.</text:p>
      <text:p text:style-name="P2"/>
      <text:p text:style-name="P2">Steps of Props :</text:p>
      <text:p text:style-name="P2">first step:</text:p>
      <text:p text:style-name="P2">Define All codes .in the script.</text:p>
      <text:p text:style-name="P2"/>
      <text:p text:style-name="P2">Step Two</text:p>
      <text:p text:style-name="P2">Choose the page where you want to press the data.</text:p>
      <text:p text:style-name="P2"/>
      <text:p text:style-name="P2">Step Three</text:p>
      <text:p text:style-name="P2">name the props: </text:p>
      <text:p text:style-name="P2"><text:s text:c="4"/>1. :</text:p>
      <text:p text:style-name="P2"><text:s text:c="4"/>2. Which name you want to use this page.</text:p>
      <text:p text:style-name="P2"><text:s text:c="4"/>3. Given data name .</text:p>
      <text:p text:style-name="P2"><text:s text:c="4"/>EXample: :items="friends" <text:s text:c="10"/>items the name of the data looaded name page, friends is the </text:p>
      <text:p text:style-name="P2"><text:s text:c="4"/>data of main page.</text:p>
      <text:p text:style-name="P2"/>
      <text:p text:style-name="P2">Step Four:</text:p>
      <text:p text:style-name="P2">GO to the page file,</text:p>
      <text:p text:style-name="P2">write the name of the props :</text:p>
      <text:p text:style-name="P2">EX: </text:p>
      <text:p text:style-name="P2">props:['items'], <text:s text:c="9"/>items is the props name</text:p>
      <text:p text:style-name="P2"/>
      <text:p text:style-name="P2"/>
      <text:p text:style-name="P2">Step Five:</text:p>
      <text:p text:style-name="P2">Declared all value of Props</text:p>
      <text:p text:style-name="P2">&lt;div v-for="(item,index) in items" :key="index"&gt;</text:p>
      <text:p text:style-name="P2"><text:s text:c="10"/>&lt;h6&gt;{{item.name}}&lt;/h6&gt;</text:p>
      <text:p text:style-name="P2"><text:s text:c="6"/>&lt;/div&gt;</text:p>
      <text:p text:style-name="P2"><text:s text:c="6"/></text:p>
      <text:p text:style-name="P2"><text:s text:c="6"/></text:p>
      <text:p text:style-name="P2"><text:s text:c="6"/>************************************************************************8</text:p>
      <text:p text:style-name="P2"/>
      <text:p text:style-name="P2"/>
      <text:p text:style-name="P2"/>
      <text:p text:style-name="P2"/>
      <text:p text:style-name="P2">Index find korar jonno new atributes:</text:p>
      <text:p text:style-name="P2"/>
      <text:p text:style-name="P2">:key="index", </text:p>
      <text:p text:style-name="P2">v-for use system include index:</text:p>
      <text:p text:style-name="P2">v-for="(item.index) in items"</text:p>
      <text:p text:style-name="P2"/>
      <text:p text:style-name="P2">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00:56:36.496510820</meta:creation-date>
    <dc:date>2020-04-20T00:57:30.774312893</dc:date>
    <meta:editing-duration>PT55S</meta:editing-duration>
    <meta:editing-cycles>1</meta:editing-cycles>
    <meta:document-statistic meta:table-count="0" meta:image-count="0" meta:object-count="0" meta:page-count="1" meta:paragraph-count="34" meta:word-count="157" meta:character-count="1062" meta:non-whitespace-character-count="860"/>
    <meta:generator>LibreOffice/6.0.7.3$Linux_X86_64 LibreOffice_project/00m0$Build-3</meta:generator>
  </office:meta>
</office:document-meta>
</file>